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0e6" officeooo:paragraph-rsid="000f70e6"/>
    </style:style>
    <style:style style:name="P2" style:family="paragraph" style:parent-style-name="Standard" style:list-style-name="L1">
      <style:text-properties officeooo:rsid="000f70e6" officeooo:paragraph-rsid="000f70e6"/>
    </style:style>
    <style:style style:name="P3" style:family="paragraph" style:parent-style-name="Standard" style:list-style-name="L1">
      <style:text-properties officeooo:rsid="00103801" officeooo:paragraph-rsid="00103801"/>
    </style:style>
    <style:style style:name="P4" style:family="paragraph" style:parent-style-name="Standard" style:list-style-name="L1">
      <style:text-properties officeooo:rsid="0010b895" officeooo:paragraph-rsid="0010b8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20.11.17</text:p>
      <text:p text:style-name="P1"/>
      <text:list xml:id="list1955989122" text:style-name="L1">
        <text:list-item>
          <text:p text:style-name="P2">Glossareinträge im Text markieren</text:p>
        </text:list-item>
        <text:list-item>
          <text:p text:style-name="P2">Kapitel 2: Relation zu den Anforderungen verdeutlichen, wer kann Produkt noch benutzen? (wir, hiwis, bachelorarbeiten…) was muss man können um es zu benutzen?</text:p>
        </text:list-item>
        <text:list-item>
          <text:p text:style-name="P2">Finden von realtionalen Eigenschaften → Zusammenhänge verdeutlichen</text:p>
        </text:list-item>
        <text:list-item>
          <text:p text:style-name="P2">Version zu Betriebssystemen hinzufügen</text:p>
        </text:list-item>
        <text:list-item>
          <text:p text:style-name="P2">Hardware: höhere Anforderungen, unser schlechtester Laptop</text:p>
        </text:list-item>
        <text:list-item>
          <text:p text:style-name="P2">präzisere Schnittstellenbeschreibung</text:p>
        </text:list-item>
        <text:list-item>
          <text:p text:style-name="P2">statt Quelltexte: Programme</text:p>
        </text:list-item>
        <text:list-item>
          <text:p text:style-name="P2">FA 15/16 Es gibt Editmodus / Debugmodus</text:p>
        </text:list-item>
        <text:list-item>
          <text:p text:style-name="P2">Glossareintrag Schritt / Einzelschritt konkretisieren</text:p>
        </text:list-item>
        <text:list-item>
          <text:p text:style-name="P2">Glossareintrag Befehl</text:p>
        </text:list-item>
        <text:list-item>
          <text:p text:style-name="P2">Maßeinheit Schrittgröße → Glossar</text:p>
        </text:list-item>
        <text:list-item>
          <text:p text:style-name="P2">FA50 konkretisieren</text:p>
        </text:list-item>
        <text:list-item>
          <text:p text:style-name="P2">FA60 wohin?</text:p>
        </text:list-item>
        <text:list-item>
          <text:p text:style-name="P2">FA50 = FA70</text:p>
        </text:list-item>
        <text:list-item>
          <text:p text:style-name="P2">Geschlecht Benutzer</text:p>
        </text:list-item>
        <text:list-item>
          <text:p text:style-name="P2">FA140 Nummer des ausgeführten Befehls</text:p>
        </text:list-item>
        <text:list-item>
          <text:p text:style-name="P3">FA190 Grammatik! Statt angezeigt: aktualisiert</text:p>
        </text:list-item>
        <text:list-item>
          <text:p text:style-name="P3">FA215 Default Werte wann? Was sind Default Werte?</text:p>
        </text:list-item>
        <text:list-item>
          <text:p text:style-name="P3">FA260 raus</text:p>
        </text:list-item>
        <text:list-item>
          <text:p text:style-name="P3">FA230 sieht man noch wo das war?</text:p>
        </text:list-item>
        <text:list-item>
          <text:p text:style-name="P3">Speicher begrenzen? (Abgrenzung)</text:p>
        </text:list-item>
        <text:list-item>
          <text:p text:style-name="P3">FA240: keine feste begrenzung, nur Benutzer kann Begrenzung angeben</text:p>
        </text:list-item>
        <text:list-item>
          <text:p text:style-name="P3">A10/20 keine feste begrenzung</text:p>
        </text:list-item>
        <text:list-item>
          <text:p text:style-name="P3">A40 automatischer Umbruch dazuschreiben</text:p>
        </text:list-item>
        <text:list-item>
          <text:p text:style-name="P3">A30 konkretisieren</text:p>
        </text:list-item>
        <text:list-item>
          <text:p text:style-name="P3">A50 gibts zweimal</text:p>
        </text:list-item>
        <text:list-item>
          <text:p text:style-name="P3">A50 Syntax-Highlighting rausnehmen, statt Editor integrierte Entwicklungsumgebung schreiben</text:p>
        </text:list-item>
        <text:list-item>
          <text:p text:style-name="P3">PD10 einfacher &amp; übersichtlicher</text:p>
        </text:list-item>
        <text:list-item>
          <text:p text:style-name="P3">Glossareintrag Tooltips fixen (wird nicht angezeigt)</text:p>
        </text:list-item>
        <text:list-item>
          <text:p text:style-name="P3">PL10: Nicht Echtzeit</text:p>
        </text:list-item>
        <text:list-item>
          <text:p text:style-name="P3">PL20: Aussage hilft nichts → erweitern, auf Datentypen beziehen</text:p>
        </text:list-item>
        <text:list-item>
          <text:p text:style-name="P3">PL30: A40 rausnehmen</text:p>
        </text:list-item>
        <text:list-item>
          <text:p text:style-name="P3">NA10: Deutsch, Englisch dazuschreiben</text:p>
        </text:list-item>
        <text:list-item>
          <text:p text:style-name="P3">Sprache benennen: Wlang</text:p>
        </text:list-item>
        <text:list-item>
          <text:p text:style-name="P3">NA30 konkrete Lizenz angeben</text:p>
        </text:list-item>
        <text:list-item>
          <text:p text:style-name="P3">NA20: seinen?</text:p>
        </text:list-item>
        <text:list-item>
          <text:p text:style-name="P3">Qualitätsanforderungen: sehr relevant – relevant – weniger relevant, weniger Unterkategorien, auf System und GUI aufteilen</text:p>
        </text:list-item>
        <text:list-item>
          <text:p text:style-name="P3">Creatly Tag entfernen</text:p>
        </text:list-item>
        <text:list-item>
          <text:p text:style-name="P3">AF10: Hinweis auf A10 wegmachen</text:p>
        </text:list-item>
        <text:list-item>
          <text:p text:style-name="P3">AF10 Geschlecht</text:p>
        </text:list-item>
        <text:list-item>
          <text:p text:style-name="P3">Testfälle: Einfogls-vorbedignung / Fehlervorbedingung, erweitern</text:p>
        </text:list-item>
        <text:list-item>
          <text:p text:style-name="P3">T140 Glossareintrag Schrittgröße hinzufügen</text:p>
        </text:list-item>
        <text:list-item>
          <text:p text:style-name="P3">Aktivitätsdiagramm: größere Schrift</text:p>
        </text:list-item>
        <text:list-item>
          <text:p text:style-name="P3">Paketdiagram überarbeiten: Wozu Filehandler, Debug Logik aufteilen, Schichtendiagramm</text:p>
        </text:list-item>
        <text:list-item>
          <text:p text:style-name="P4">Markierungen im GUI Diagramm, auf die im text eingegangen wird</text:p>
        </text:list-item>
        <text:list-item>
          <text:p text:style-name="P4">Versionen von Eclipse bzw IntelliJ angeben</text:p>
        </text:list-item>
        <text:list-item>
          <text:p text:style-name="P4">Zeitaufwand in Stunden hinzufügen</text:p>
        </text:list-item>
        <text:list-item>
          <text:p text:style-name="P4"><text:soft-page-break/>Planung der Entwurfsphase an Architekturmodell anlehnen</text:p>
        </text:list-item>
        <text:list-item>
          <text:p text:style-name="P4">protokolle ins svn hochla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8:17:32.275852423</meta:creation-date>
    <dc:date>2017-11-21T18:42:18.802015527</dc:date>
    <meta:editing-duration>PT1M56S</meta:editing-duration>
    <meta:editing-cycles>1</meta:editing-cycles>
    <meta:document-statistic meta:table-count="0" meta:image-count="0" meta:object-count="0" meta:page-count="2" meta:paragraph-count="50" meta:word-count="298" meta:character-count="2081" meta:non-whitespace-character-count="1880"/>
    <meta:generator>LibreOffice/5.3.1.2$Linux_X86_64 LibreOffice_project/30m0$Build-2</meta:generator>
  </office:meta>
</office:document-meta>
</file>